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-color="#009933" draw:opacity="100%" draw:textarea-horizontal-align="justify" draw:textarea-vertical-align="middle" draw:auto-grow-height="false" fo:min-height="2.95cm" fo:min-width="0cm"/>
    </style:style>
    <style:style style:name="gr2" style:family="graphic" style:parent-style-name="standard">
      <style:graphic-properties draw:stroke="none" draw:fill-color="#ffff66" draw:textarea-horizontal-align="justify" draw:textarea-vertical-align="middle" draw:auto-grow-height="false" fo:min-height="5.95cm" fo:min-width="0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95cm" fo:min-width="1.1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0.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95cm" fo:min-width="0.7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95cm" fo:min-width="0.7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35cm" fo:min-width="0.5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0.95cm" fo:min-width="0.1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0.55cm" fo:min-width="0.3cm"/>
    </style:style>
    <style:style style:name="gr10" style:family="graphic" style:parent-style-name="standard">
      <style:graphic-properties svg:stroke-color="#ff0000" draw:textarea-vertical-align="middle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-color="#6666f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6666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svg:stroke-width="0.028cm" draw:marker-start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objectwithoutfill">
      <style:graphic-properties svg:stroke-width="0.028cm" draw:marker-start-width="0.242cm" draw:marker-end="Circle" draw:marker-end-width="0.1cm" draw:marker-end-center="true" draw:fill="none" draw:textarea-vertical-align="middle" fo:padding-top="0.139cm" fo:padding-bottom="0.139cm" fo:padding-left="0.264cm" fo:padding-right="0.264cm"/>
    </style:style>
    <style:style style:name="gr24" style:family="graphic" style:parent-style-name="objectwithoutfill">
      <style:graphic-properties draw:marker-start="Circle" draw:marker-start-width="0.1cm" draw:marker-start-center="true" draw:marker-end="Circle" draw:marker-end-width="0.1cm" draw:marker-end-center="true" draw:fill="none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svg:stroke-color="#000000" draw:marker-end="Circle" draw:marker-end-width="0.1cm" draw:marker-end-center="true" draw:textarea-vertical-align="middle"/>
    </style:style>
    <style:style style:name="gr27" style:family="graphic" style:parent-style-name="standard">
      <style:graphic-properties svg:stroke-color="#000000" draw:marker-start="Circle" draw:marker-start-width="0.1cm" draw:marker-start-center="true" draw:marker-end="" draw:textarea-vertical-align="middle"/>
    </style:style>
    <style:style style:name="gr28" style:family="graphic" style:parent-style-name="standard">
      <style:graphic-properties svg:stroke-color="#000000" draw:marker-start="Circle" draw:marker-start-width="0.1cm" draw:marker-start-center="true" draw:textarea-vertical-align="middle"/>
    </style:style>
    <style:style style:name="gr29" style:family="graphic" style:parent-style-name="standard">
      <style:graphic-properties draw:stroke="dash" draw:stroke-dash="Fine_20_Dashed" svg:stroke-color="#ff3333" draw:marker-start="Circle" draw:marker-start-width="0.1cm" draw:marker-start-center="tru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175cm"/>
    </style:style>
    <style:style style:name="gr31" style:family="graphic" style:parent-style-name="objectwithoutfill">
      <style:graphic-properties draw:marker-start="Circle" draw:marker-start-width="0.1cm" draw:marker-start-center="true" draw:marker-end="" draw:fill="none" draw:textarea-vertical-align="middle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9933" draw:opacity="100%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6666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color="#ff3333" fo:font-size="6pt" style:font-size-asian="6pt" style:font-size-complex="6pt"/>
    </style:style>
    <style:style style:name="P12" style:family="paragraph">
      <loext:graphic-properties draw:fill="none" draw:fill-color="#ffffff"/>
      <style:text-properties fo:color="#000000" fo:font-size="6pt" fo:font-weight="bold" style:font-size-asian="6pt" style:font-weight-asian="bold" style:font-size-complex="6pt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font-size="4.90000009536743pt" style:font-size-asian="4.90000009536743pt" style:font-size-complex="4.90000009536743pt"/>
    </style:style>
    <style:style style:name="T2" style:family="text">
      <style:text-properties fo:font-size="4.40000009536743pt" style:font-size-asian="4.40000009536743pt" style:font-size-complex="4.40000009536743pt"/>
    </style:style>
    <style:style style:name="T3" style:family="text">
      <style:text-properties fo:color="#ff3333" fo:font-size="7pt" style:font-size-asian="7pt" style:font-size-complex="7pt"/>
    </style:style>
    <style:style style:name="T4" style:family="text">
      <style:text-properties fo:color="#000000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2" draw:layer="layout" svg:width="0.4cm" svg:height="3.2cm" svg:x="1.999cm" svg:y="2.399cm">
              <text:p text:style-name="P1"><text:span text:style-name="T1">D1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D1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2.399cm" svg:y="2.399cm">
              <text:p text:style-name="P1"><text:span text:style-name="T1">D11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3V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2.799cm" svg:y="2.399cm">
              <text:p text:style-name="P1"><text:span text:style-name="T1">D10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REF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3.199cm" svg:y="2.399cm">
              <text:p text:style-name="P1"><text:span text:style-name="T1">D09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D1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3.599cm" svg:y="2.399cm">
              <text:p text:style-name="P1"><text:span text:style-name="T1">D08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3.999cm" svg:y="2.399cm">
              <text:p text:style-name="P1"><text:span text:style-name="T1">D07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4.399cm" svg:y="2.399cm">
              <text:p text:style-name="P1"><text:span text:style-name="T1">D06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4.799cm" svg:y="2.399cm">
              <text:p text:style-name="P1"><text:span text:style-name="T1">D05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5.199cm" svg:y="2.399cm">
              <text:p text:style-name="P1"><text:span text:style-name="T1">D04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5.599cm" svg:y="2.399cm">
              <text:p text:style-name="P1"><text:span text:style-name="T1">D03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5.999cm" svg:y="2.399cm">
              <text:p text:style-name="P1"><text:span text:style-name="T1">D0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A0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2" draw:id="id2" draw:layer="layout" svg:width="0.4cm" svg:height="3.2cm" svg:x="6.399cm" svg:y="2.399cm">
              <text:p text:style-name="P1"><text:span text:style-name="T1">GND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5V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6.799cm" svg:y="2.399cm">
              <text:p text:style-name="P1"><text:span text:style-name="T1">RST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RST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0.4cm" svg:height="3.2cm" svg:x="7.199cm" svg:y="2.399cm">
              <text:p text:style-name="P1"><text:span text:style-name="T1">RX0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GND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xml:id="id4" draw:id="id4" draw:layer="layout" svg:width="0.4cm" svg:height="3.2cm" svg:x="7.599cm" svg:y="2.399cm">
              <text:p text:style-name="P1"><text:span text:style-name="T1">TX0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VIN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4cm" svg:height="6.2cm" svg:x="10.999cm" svg:y="2.399cm">
              <text:p text:style-name="P1"><text:span text:style-name="T1">AUX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5" draw:id="id5" draw:layer="layout" svg:width="0.4cm" svg:height="6.2cm" svg:x="11.399cm" svg:y="2.399cm">
              <text:p text:style-name="P1"><text:span text:style-name="T1">TXD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4cm" svg:height="6.2cm" svg:x="11.799cm" svg:y="2.399cm">
              <text:p text:style-name="P1"><text:span text:style-name="T1">RXD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4cm" svg:height="6.2cm" svg:x="12.199cm" svg:y="2.399cm">
              <text:p text:style-name="P1"><text:span text:style-name="T1">EN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1" draw:id="id1" draw:layer="layout" svg:width="0.4cm" svg:height="6.2cm" svg:x="12.599cm" svg:y="2.399cm">
              <text:p text:style-name="P1"><text:span text:style-name="T1">VCC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3" draw:id="id3" draw:layer="layout" svg:width="0.4cm" svg:height="6.2cm" svg:x="12.999cm" svg:y="2.399cm">
              <text:p text:style-name="P1"><text:span text:style-name="T1">GND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1.6cm" svg:height="1.2cm" svg:x="1.599cm" svg:y="3.39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cm" svg:height="1.4cm" svg:x="6.999cm" svg:y="3.29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2cm" svg:height="1.2cm" draw:transform="rotate (0.825540736193318) translate (3.799cm 3.985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2cm" svg:height="1.2cm" svg:x="11.599cm" svg:y="6.3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cm" svg:height="0.6cm" svg:x="11.999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0.6cm" svg:height="1.2cm" svg:x="11.199cm" svg:y="4.19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8cm" svg:height="0.8cm" svg:x="12.399cm" svg:y="8.199cm">
              <text:p/>
              <draw:enhanced-geometry svg:viewBox="0 0 21600 21600" draw:type="rectangle" draw:enhanced-path="M 0 0 L 21600 0 21600 21600 0 21600 0 0 Z N"/>
            </draw:custom-shape>
            <draw:connector draw:style-name="gr10" draw:text-style-name="P1" draw:layer="layout" svg:x1="12.799cm" svg:y1="2.399cm" svg:x2="6.599cm" svg:y2="5.599cm" draw:start-shape="id1" draw:start-glue-point="0" draw:end-shape="id2" draw:end-glue-point="2" svg:d="M12799 2399v-500h-3100v4200h-3100v-500" svg:viewBox="0 0 6201 4201">
              <text:p/>
            </draw:connector>
            <draw:connector draw:style-name="gr11" draw:text-style-name="P1" draw:layer="layout" draw:line-skew="-0.499cm" svg:x1="6.599cm" svg:y1="2.399cm" svg:x2="13.199cm" svg:y2="2.399cm" draw:start-shape="id2" draw:start-glue-point="0" draw:end-shape="id3" draw:end-glue-point="0" svg:d="M6599 2399v-999h6600v999" svg:viewBox="0 0 6601 1000">
              <text:p/>
            </draw:connector>
            <draw:custom-shape draw:style-name="gr2" draw:text-style-name="P3" draw:layer="layout" svg:width="0.4cm" svg:height="6.2cm" svg:x="10.599cm" svg:y="2.399cm">
              <text:p text:style-name="P1"><text:span text:style-name="T1">SET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<text:s/>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connector draw:style-name="gr12" draw:text-style-name="P1" draw:layer="layout" draw:line-skew="-0.299cm" svg:x1="7.799cm" svg:y1="2.399cm" svg:x2="11.599cm" svg:y2="2.399cm" draw:start-shape="id4" draw:start-glue-point="0" draw:end-shape="id5" draw:end-glue-point="0" svg:d="M7799 2399v-799h3800v799" svg:viewBox="0 0 3801 800">
              <text:p/>
            </draw:connector>
            <draw:custom-shape draw:style-name="gr13" draw:text-style-name="P4" draw:layer="layout" svg:width="0.2cm" svg:height="0.2cm" svg:x="2.099cm" svg:y="5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5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9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3.3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3.7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5" xml:id="id15" draw:id="id15" draw:layer="layout" svg:width="0.2cm" svg:height="0.2cm" svg:x="4.1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5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902cm" svg:y="5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5" xml:id="id18" draw:id="id18" draw:layer="layout" svg:width="0.2cm" svg:height="0.2cm" svg:x="5.3cm" svg:y="5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5" xml:id="id20" draw:id="id20" draw:layer="layout" svg:width="0.2cm" svg:height="0.2cm" svg:x="5.7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6.1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7" draw:layer="layout" svg:width="0.2cm" svg:height="0.2cm" svg:x="6.502cm" svg:y="5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6.901cm" svg:y="5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7.302cm" svg:y="5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xml:id="id22" draw:id="id22" draw:layer="layout" svg:width="0.2cm" svg:height="0.2cm" svg:x="7.702cm" svg:y="5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1cm" svg:y="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5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2.9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3.3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3.7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1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5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4.9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5.3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5.7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6.1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5" draw:layer="layout" svg:width="0.2cm" svg:height="0.2cm" svg:x="6.5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6.9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0.2cm" svg:height="0.2cm" svg:x="7.3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8" draw:layer="layout" svg:width="0.2cm" svg:height="0.2cm" svg:x="7.7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4" draw:layer="layout" svg:width="0.2cm" svg:height="0.2cm" svg:x="10.701cm" svg:y="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4" draw:layer="layout" svg:width="0.2cm" svg:height="0.2cm" svg:x="11.1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8" draw:layer="layout" svg:width="0.2cm" svg:height="0.2cm" svg:x="11.5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4" draw:layer="layout" svg:width="0.2cm" svg:height="0.2cm" svg:x="11.9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4" draw:layer="layout" svg:width="0.2cm" svg:height="0.2cm" svg:x="12.302cm" svg:y="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7" draw:layer="layout" svg:width="0.2cm" svg:height="0.2cm" svg:x="12.7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layout" svg:width="0.2cm" svg:height="0.2cm" svg:x="13.103cm" svg:y="2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xml:id="id6" draw:id="id6">
              <draw:line draw:style-name="gr21" draw:text-style-name="P9" draw:layer="layout" svg:x1="2.999cm" svg:y1="7.053cm" svg:x2="2.999cm" svg:y2="6.934cm">
                <text:p/>
              </draw:line>
              <draw:line draw:style-name="gr21" draw:text-style-name="P9" draw:layer="layout" svg:x1="2.999cm" svg:y1="7.053cm" svg:x2="2.899cm" svg:y2="7.172cm">
                <text:p/>
              </draw:line>
              <draw:line draw:style-name="gr21" draw:text-style-name="P9" draw:layer="layout" svg:x1="2.899cm" svg:y1="7.171cm" svg:x2="3.099cm" svg:y2="7.29cm">
                <text:p/>
              </draw:line>
              <draw:line draw:style-name="gr21" draw:text-style-name="P9" draw:layer="layout" svg:x1="3.099cm" svg:y1="7.29cm" svg:x2="2.899cm" svg:y2="7.409cm">
                <text:p/>
              </draw:line>
              <draw:line draw:style-name="gr21" draw:text-style-name="P9" draw:layer="layout" svg:x1="2.899cm" svg:y1="7.408cm" svg:x2="3.099cm" svg:y2="7.527cm">
                <text:p/>
              </draw:line>
              <draw:line draw:style-name="gr21" draw:text-style-name="P9" draw:layer="layout" svg:x1="3.099cm" svg:y1="7.527cm" svg:x2="2.899cm" svg:y2="7.646cm">
                <text:p/>
              </draw:line>
              <draw:line draw:style-name="gr21" draw:text-style-name="P9" draw:layer="layout" svg:x1="2.899cm" svg:y1="7.645cm" svg:x2="3.099cm" svg:y2="7.764cm">
                <text:p/>
              </draw:line>
              <draw:line draw:style-name="gr21" draw:text-style-name="P9" draw:layer="layout" svg:x1="3.099cm" svg:y1="7.764cm" svg:x2="2.999cm" svg:y2="7.883cm">
                <text:p/>
              </draw:line>
              <draw:line draw:style-name="gr21" draw:text-style-name="P9" draw:layer="layout" svg:x1="2.999cm" svg:y1="7.882cm" svg:x2="2.999cm" svg:y2="8.001cm">
                <text:p/>
              </draw:line>
            </draw:g>
            <draw:g xml:id="id7" draw:id="id7">
              <draw:line draw:style-name="gr22" draw:text-style-name="P9" draw:layer="layout" svg:x1="3.499cm" svg:y1="7.054cm" svg:x2="3.499cm" svg:y2="6.935cm">
                <text:p/>
              </draw:line>
              <draw:line draw:style-name="gr22" draw:text-style-name="P9" draw:layer="layout" svg:x1="3.499cm" svg:y1="7.054cm" svg:x2="3.399cm" svg:y2="7.173cm">
                <text:p/>
              </draw:line>
              <draw:line draw:style-name="gr22" draw:text-style-name="P9" draw:layer="layout" svg:x1="3.399cm" svg:y1="7.172cm" svg:x2="3.599cm" svg:y2="7.291cm">
                <text:p/>
              </draw:line>
              <draw:line draw:style-name="gr22" draw:text-style-name="P9" draw:layer="layout" svg:x1="3.599cm" svg:y1="7.291cm" svg:x2="3.399cm" svg:y2="7.41cm">
                <text:p/>
              </draw:line>
              <draw:line draw:style-name="gr22" draw:text-style-name="P9" draw:layer="layout" svg:x1="3.399cm" svg:y1="7.409cm" svg:x2="3.599cm" svg:y2="7.528cm">
                <text:p/>
              </draw:line>
              <draw:line draw:style-name="gr22" draw:text-style-name="P9" draw:layer="layout" svg:x1="3.599cm" svg:y1="7.528cm" svg:x2="3.399cm" svg:y2="7.647cm">
                <text:p/>
              </draw:line>
              <draw:line draw:style-name="gr22" draw:text-style-name="P9" draw:layer="layout" svg:x1="3.399cm" svg:y1="7.646cm" svg:x2="3.599cm" svg:y2="7.765cm">
                <text:p/>
              </draw:line>
              <draw:line draw:style-name="gr22" draw:text-style-name="P9" draw:layer="layout" svg:x1="3.599cm" svg:y1="7.765cm" svg:x2="3.499cm" svg:y2="7.884cm">
                <text:p/>
              </draw:line>
              <draw:line draw:style-name="gr23" draw:text-style-name="P9" draw:layer="layout" svg:x1="3.499cm" svg:y1="7.883cm" svg:x2="3.499cm" svg:y2="8.002cm">
                <text:p/>
              </draw:line>
            </draw:g>
            <draw:connector draw:style-name="gr24" draw:text-style-name="P9" xml:id="id16" draw:id="id16" draw:layer="layout" draw:type="line" svg:x1="2.999cm" svg:y1="6.934cm" svg:x2="3.499cm" svg:y2="6.935cm" draw:start-shape="id6" draw:start-glue-point="0" draw:end-shape="id7" draw:end-glue-point="0" svg:d="M2999 6934l500 1" svg:viewBox="0 0 501 2">
              <text:p/>
            </draw:connector>
            <draw:g xml:id="id8" draw:id="id8">
              <draw:line draw:style-name="gr21" draw:text-style-name="P9" draw:layer="layout" svg:x1="2.799cm" svg:y1="8.299cm" svg:x2="3.199cm" svg:y2="8.299cm">
                <text:p/>
              </draw:line>
              <draw:line draw:style-name="gr21" draw:text-style-name="P9" draw:layer="layout" svg:x1="2.899cm" svg:y1="8.399cm" svg:x2="3.099cm" svg:y2="8.399cm">
                <text:p/>
              </draw:line>
              <draw:line draw:style-name="gr21" draw:text-style-name="P9" draw:layer="layout" svg:x1="2.949cm" svg:y1="8.499cm" svg:x2="3.049cm" svg:y2="8.499cm">
                <text:p/>
              </draw:line>
              <draw:line draw:style-name="gr21" draw:text-style-name="P9" draw:layer="layout" svg:x1="2.999cm" svg:y1="8.099cm" svg:x2="2.999cm" svg:y2="8.499cm">
                <text:p/>
              </draw:line>
            </draw:g>
            <draw:connector draw:style-name="gr25" draw:text-style-name="P9" draw:layer="layout" draw:type="line" svg:x1="2.999cm" svg:y1="8.001cm" svg:x2="2.999cm" svg:y2="8.099cm" draw:start-shape="id6" draw:start-glue-point="2" draw:end-shape="id8" draw:end-glue-point="0" svg:d="M2999 8001v98" svg:viewBox="0 0 1 99">
              <text:p/>
            </draw:connector>
            <draw:g xml:id="id9" draw:id="id9">
              <draw:line draw:style-name="gr21" draw:text-style-name="P9" draw:layer="layout" svg:x1="4.399cm" svg:y1="7.054cm" svg:x2="4.399cm" svg:y2="6.935cm">
                <text:p/>
              </draw:line>
              <draw:line draw:style-name="gr21" draw:text-style-name="P9" draw:layer="layout" svg:x1="4.399cm" svg:y1="7.054cm" svg:x2="4.299cm" svg:y2="7.173cm">
                <text:p/>
              </draw:line>
              <draw:line draw:style-name="gr21" draw:text-style-name="P9" draw:layer="layout" svg:x1="4.299cm" svg:y1="7.172cm" svg:x2="4.499cm" svg:y2="7.291cm">
                <text:p/>
              </draw:line>
              <draw:line draw:style-name="gr21" draw:text-style-name="P9" draw:layer="layout" svg:x1="4.499cm" svg:y1="7.291cm" svg:x2="4.299cm" svg:y2="7.41cm">
                <text:p/>
              </draw:line>
              <draw:line draw:style-name="gr21" draw:text-style-name="P9" draw:layer="layout" svg:x1="4.299cm" svg:y1="7.409cm" svg:x2="4.499cm" svg:y2="7.528cm">
                <text:p/>
              </draw:line>
              <draw:line draw:style-name="gr21" draw:text-style-name="P9" draw:layer="layout" svg:x1="4.499cm" svg:y1="7.528cm" svg:x2="4.299cm" svg:y2="7.647cm">
                <text:p/>
              </draw:line>
              <draw:line draw:style-name="gr21" draw:text-style-name="P9" draw:layer="layout" svg:x1="4.299cm" svg:y1="7.646cm" svg:x2="4.499cm" svg:y2="7.765cm">
                <text:p/>
              </draw:line>
              <draw:line draw:style-name="gr21" draw:text-style-name="P9" draw:layer="layout" svg:x1="4.499cm" svg:y1="7.765cm" svg:x2="4.399cm" svg:y2="7.884cm">
                <text:p/>
              </draw:line>
              <draw:line draw:style-name="gr21" draw:text-style-name="P9" draw:layer="layout" svg:x1="4.399cm" svg:y1="7.883cm" svg:x2="4.399cm" svg:y2="8.002cm">
                <text:p/>
              </draw:line>
            </draw:g>
            <draw:g xml:id="id10" draw:id="id10">
              <draw:line draw:style-name="gr22" draw:text-style-name="P9" draw:layer="layout" svg:x1="4.899cm" svg:y1="7.055cm" svg:x2="4.899cm" svg:y2="6.936cm">
                <text:p/>
              </draw:line>
              <draw:line draw:style-name="gr22" draw:text-style-name="P9" draw:layer="layout" svg:x1="4.899cm" svg:y1="7.055cm" svg:x2="4.799cm" svg:y2="7.174cm">
                <text:p/>
              </draw:line>
              <draw:line draw:style-name="gr22" draw:text-style-name="P9" draw:layer="layout" svg:x1="4.799cm" svg:y1="7.173cm" svg:x2="4.999cm" svg:y2="7.292cm">
                <text:p/>
              </draw:line>
              <draw:line draw:style-name="gr22" draw:text-style-name="P9" draw:layer="layout" svg:x1="4.999cm" svg:y1="7.292cm" svg:x2="4.799cm" svg:y2="7.411cm">
                <text:p/>
              </draw:line>
              <draw:line draw:style-name="gr22" draw:text-style-name="P9" draw:layer="layout" svg:x1="4.799cm" svg:y1="7.41cm" svg:x2="4.999cm" svg:y2="7.529cm">
                <text:p/>
              </draw:line>
              <draw:line draw:style-name="gr22" draw:text-style-name="P9" draw:layer="layout" svg:x1="4.999cm" svg:y1="7.529cm" svg:x2="4.799cm" svg:y2="7.648cm">
                <text:p/>
              </draw:line>
              <draw:line draw:style-name="gr22" draw:text-style-name="P9" draw:layer="layout" svg:x1="4.799cm" svg:y1="7.647cm" svg:x2="4.999cm" svg:y2="7.766cm">
                <text:p/>
              </draw:line>
              <draw:line draw:style-name="gr22" draw:text-style-name="P9" draw:layer="layout" svg:x1="4.999cm" svg:y1="7.766cm" svg:x2="4.899cm" svg:y2="7.885cm">
                <text:p/>
              </draw:line>
              <draw:line draw:style-name="gr23" draw:text-style-name="P9" draw:layer="layout" svg:x1="4.899cm" svg:y1="7.884cm" svg:x2="4.899cm" svg:y2="8.003cm">
                <text:p/>
              </draw:line>
            </draw:g>
            <draw:connector draw:style-name="gr24" draw:text-style-name="P9" xml:id="id17" draw:id="id17" draw:layer="layout" draw:type="line" svg:x1="4.399cm" svg:y1="6.935cm" svg:x2="4.899cm" svg:y2="6.936cm" draw:start-shape="id9" draw:start-glue-point="0" draw:end-shape="id10" draw:end-glue-point="0" svg:d="M4399 6935l500 1" svg:viewBox="0 0 501 2">
              <text:p/>
            </draw:connector>
            <draw:g xml:id="id11" draw:id="id11">
              <draw:line draw:style-name="gr21" draw:text-style-name="P9" draw:layer="layout" svg:x1="4.199cm" svg:y1="8.3cm" svg:x2="4.599cm" svg:y2="8.3cm">
                <text:p/>
              </draw:line>
              <draw:line draw:style-name="gr21" draw:text-style-name="P9" draw:layer="layout" svg:x1="4.299cm" svg:y1="8.4cm" svg:x2="4.499cm" svg:y2="8.4cm">
                <text:p/>
              </draw:line>
              <draw:line draw:style-name="gr21" draw:text-style-name="P9" draw:layer="layout" svg:x1="4.349cm" svg:y1="8.5cm" svg:x2="4.449cm" svg:y2="8.5cm">
                <text:p/>
              </draw:line>
              <draw:line draw:style-name="gr21" draw:text-style-name="P9" draw:layer="layout" svg:x1="4.399cm" svg:y1="8.1cm" svg:x2="4.399cm" svg:y2="8.5cm">
                <text:p/>
              </draw:line>
            </draw:g>
            <draw:connector draw:style-name="gr25" draw:text-style-name="P9" draw:layer="layout" draw:type="line" svg:x1="4.399cm" svg:y1="8.002cm" svg:x2="4.399cm" svg:y2="8.1cm" draw:start-shape="id9" draw:start-glue-point="2" draw:end-shape="id11" draw:end-glue-point="0" svg:d="M4399 8002v98" svg:viewBox="0 0 1 99">
              <text:p/>
            </draw:connector>
            <draw:g xml:id="id12" draw:id="id12">
              <draw:line draw:style-name="gr21" draw:text-style-name="P9" draw:layer="layout" svg:x1="5.999cm" svg:y1="7.055cm" svg:x2="5.999cm" svg:y2="6.936cm">
                <text:p/>
              </draw:line>
              <draw:line draw:style-name="gr21" draw:text-style-name="P9" draw:layer="layout" svg:x1="5.999cm" svg:y1="7.055cm" svg:x2="5.899cm" svg:y2="7.174cm">
                <text:p/>
              </draw:line>
              <draw:line draw:style-name="gr21" draw:text-style-name="P9" draw:layer="layout" svg:x1="5.899cm" svg:y1="7.173cm" svg:x2="6.099cm" svg:y2="7.292cm">
                <text:p/>
              </draw:line>
              <draw:line draw:style-name="gr21" draw:text-style-name="P9" draw:layer="layout" svg:x1="6.099cm" svg:y1="7.292cm" svg:x2="5.899cm" svg:y2="7.411cm">
                <text:p/>
              </draw:line>
              <draw:line draw:style-name="gr21" draw:text-style-name="P9" draw:layer="layout" svg:x1="5.899cm" svg:y1="7.41cm" svg:x2="6.099cm" svg:y2="7.529cm">
                <text:p/>
              </draw:line>
              <draw:line draw:style-name="gr21" draw:text-style-name="P9" draw:layer="layout" svg:x1="6.099cm" svg:y1="7.529cm" svg:x2="5.899cm" svg:y2="7.648cm">
                <text:p/>
              </draw:line>
              <draw:line draw:style-name="gr21" draw:text-style-name="P9" draw:layer="layout" svg:x1="5.899cm" svg:y1="7.647cm" svg:x2="6.099cm" svg:y2="7.766cm">
                <text:p/>
              </draw:line>
              <draw:line draw:style-name="gr21" draw:text-style-name="P9" draw:layer="layout" svg:x1="6.099cm" svg:y1="7.766cm" svg:x2="5.999cm" svg:y2="7.885cm">
                <text:p/>
              </draw:line>
              <draw:line draw:style-name="gr21" draw:text-style-name="P9" draw:layer="layout" svg:x1="5.999cm" svg:y1="7.884cm" svg:x2="5.999cm" svg:y2="8.003cm">
                <text:p/>
              </draw:line>
            </draw:g>
            <draw:g xml:id="id13" draw:id="id13">
              <draw:line draw:style-name="gr22" draw:text-style-name="P9" draw:layer="layout" svg:x1="6.499cm" svg:y1="7.056cm" svg:x2="6.499cm" svg:y2="6.937cm">
                <text:p/>
              </draw:line>
              <draw:line draw:style-name="gr22" draw:text-style-name="P9" draw:layer="layout" svg:x1="6.499cm" svg:y1="7.056cm" svg:x2="6.399cm" svg:y2="7.175cm">
                <text:p/>
              </draw:line>
              <draw:line draw:style-name="gr22" draw:text-style-name="P9" draw:layer="layout" svg:x1="6.399cm" svg:y1="7.174cm" svg:x2="6.599cm" svg:y2="7.293cm">
                <text:p/>
              </draw:line>
              <draw:line draw:style-name="gr22" draw:text-style-name="P9" draw:layer="layout" svg:x1="6.599cm" svg:y1="7.293cm" svg:x2="6.399cm" svg:y2="7.412cm">
                <text:p/>
              </draw:line>
              <draw:line draw:style-name="gr22" draw:text-style-name="P9" draw:layer="layout" svg:x1="6.399cm" svg:y1="7.411cm" svg:x2="6.599cm" svg:y2="7.53cm">
                <text:p/>
              </draw:line>
              <draw:line draw:style-name="gr22" draw:text-style-name="P9" draw:layer="layout" svg:x1="6.599cm" svg:y1="7.53cm" svg:x2="6.399cm" svg:y2="7.649cm">
                <text:p/>
              </draw:line>
              <draw:line draw:style-name="gr22" draw:text-style-name="P9" draw:layer="layout" svg:x1="6.399cm" svg:y1="7.648cm" svg:x2="6.599cm" svg:y2="7.767cm">
                <text:p/>
              </draw:line>
              <draw:line draw:style-name="gr22" draw:text-style-name="P9" draw:layer="layout" svg:x1="6.599cm" svg:y1="7.767cm" svg:x2="6.499cm" svg:y2="7.886cm">
                <text:p/>
              </draw:line>
              <draw:line draw:style-name="gr23" draw:text-style-name="P9" draw:layer="layout" svg:x1="6.499cm" svg:y1="7.885cm" svg:x2="6.499cm" svg:y2="8.004cm">
                <text:p/>
              </draw:line>
            </draw:g>
            <draw:connector draw:style-name="gr24" draw:text-style-name="P9" xml:id="id19" draw:id="id19" draw:layer="layout" draw:type="line" svg:x1="5.999cm" svg:y1="6.936cm" svg:x2="6.499cm" svg:y2="6.937cm" draw:start-shape="id12" draw:start-glue-point="0" draw:end-shape="id13" draw:end-glue-point="0" svg:d="M5999 6936l500 1" svg:viewBox="0 0 501 2">
              <text:p/>
            </draw:connector>
            <draw:g xml:id="id14" draw:id="id14">
              <draw:line draw:style-name="gr21" draw:text-style-name="P9" draw:layer="layout" svg:x1="5.799cm" svg:y1="8.301cm" svg:x2="6.199cm" svg:y2="8.301cm">
                <text:p/>
              </draw:line>
              <draw:line draw:style-name="gr21" draw:text-style-name="P9" draw:layer="layout" svg:x1="5.899cm" svg:y1="8.401cm" svg:x2="6.099cm" svg:y2="8.401cm">
                <text:p/>
              </draw:line>
              <draw:line draw:style-name="gr21" draw:text-style-name="P9" draw:layer="layout" svg:x1="5.949cm" svg:y1="8.501cm" svg:x2="6.049cm" svg:y2="8.501cm">
                <text:p/>
              </draw:line>
              <draw:line draw:style-name="gr21" draw:text-style-name="P9" draw:layer="layout" svg:x1="5.999cm" svg:y1="8.101cm" svg:x2="5.999cm" svg:y2="8.501cm">
                <text:p/>
              </draw:line>
            </draw:g>
            <draw:connector draw:style-name="gr25" draw:text-style-name="P9" draw:layer="layout" draw:type="line" svg:x1="5.999cm" svg:y1="8.003cm" svg:x2="5.999cm" svg:y2="8.101cm" draw:start-shape="id12" draw:start-glue-point="2" draw:end-shape="id14" draw:end-glue-point="0" svg:d="M5999 8003v98" svg:viewBox="0 0 1 99">
              <text:p/>
            </draw:connector>
            <draw:connector draw:style-name="gr26" draw:text-style-name="P1" draw:layer="layout" svg:x1="4.201cm" svg:y1="5.601cm" svg:x2="3.249cm" svg:y2="6.934cm" draw:start-shape="id15" draw:start-glue-point="8" draw:end-shape="id16" draw:end-glue-point="0" svg:d="M4201 5601v642h-952v691" svg:viewBox="0 0 953 1334">
              <text:p/>
            </draw:connector>
            <draw:connector draw:style-name="gr27" draw:text-style-name="P1" draw:layer="layout" svg:x1="4.649cm" svg:y1="6.935cm" svg:x2="5.4cm" svg:y2="5.6cm" draw:start-shape="id17" draw:start-glue-point="0" draw:end-shape="id18" draw:end-glue-point="8" svg:d="M4649 6935v-692h751v-643" svg:viewBox="0 0 752 1336">
              <text:p/>
            </draw:connector>
            <draw:connector draw:style-name="gr28" draw:text-style-name="P1" draw:layer="layout" svg:x1="6.249cm" svg:y1="6.936cm" svg:x2="5.801cm" svg:y2="5.601cm" draw:start-shape="id19" draw:start-glue-point="0" draw:end-shape="id20" draw:end-glue-point="8" svg:d="M6249 6936v-692h-448v-643" svg:viewBox="0 0 449 1336">
              <text:p/>
            </draw:connector>
            <draw:connector draw:style-name="gr29" draw:text-style-name="P1" draw:layer="layout" draw:line-skew="1.796cm" svg:x1="6.499cm" svg:y1="8.601cm" svg:x2="7.802cm" svg:y2="5.602cm" draw:start-shape="id21" draw:start-glue-point="0" draw:end-shape="id22" draw:end-glue-point="8" svg:d="M6499 8601v-1h1303v-2998" svg:viewBox="0 0 1304 3000">
              <text:p/>
            </draw:connector>
            <draw:frame draw:style-name="gr30" draw:text-style-name="P10" draw:layer="layout" svg:width="1.199cm" svg:height="0.425cm" draw:transform="rotate (1.56014981835773) translate (2.481cm 8.009cm)">
              <draw:text-box>
                <text:p><text:span text:style-name="T2">R1 100K</text:span></text:p>
              </draw:text-box>
            </draw:frame>
            <draw:frame draw:style-name="gr30" draw:text-style-name="P10" draw:layer="layout" svg:width="1.199cm" svg:height="0.425cm" draw:transform="rotate (1.56014981835773) translate (3.981cm 8.009cm)">
              <draw:text-box>
                <text:p><text:span text:style-name="T2">R2 100K</text:span></text:p>
              </draw:text-box>
            </draw:frame>
            <draw:frame draw:style-name="gr30" draw:text-style-name="P10" draw:layer="layout" svg:width="1.199cm" svg:height="0.425cm" draw:transform="rotate (1.56014981835773) translate (5.481cm 8.009cm)">
              <draw:text-box>
                <text:p><text:span text:style-name="T2">R3 100K</text:span></text:p>
              </draw:text-box>
            </draw:frame>
            <draw:frame draw:style-name="gr30" draw:text-style-name="P10" draw:layer="layout" svg:width="1.199cm" svg:height="0.425cm" draw:transform="rotate (1.56014981835773) translate (3.081cm 7.909cm)">
              <draw:text-box>
                <text:p><text:span text:style-name="T2">R4 1M</text:span></text:p>
              </draw:text-box>
            </draw:frame>
            <draw:frame draw:style-name="gr30" draw:text-style-name="P10" draw:layer="layout" svg:width="1.199cm" svg:height="0.425cm" draw:transform="rotate (1.56014981835773) translate (4.481cm 7.909cm)">
              <draw:text-box>
                <text:p><text:span text:style-name="T2">R5 1M</text:span></text:p>
              </draw:text-box>
            </draw:frame>
            <draw:frame draw:style-name="gr30" draw:text-style-name="P10" draw:layer="layout" svg:width="1.199cm" svg:height="0.425cm" draw:transform="rotate (1.56014981835773) translate (6.081cm 7.909cm)">
              <draw:text-box>
                <text:p><text:span text:style-name="T2">R6 1M</text:span></text:p>
              </draw:text-box>
            </draw:frame>
            <draw:g xml:id="id23" draw:id="id23">
              <draw:line draw:style-name="gr21" draw:text-style-name="P9" draw:layer="layout" svg:x1="6.299cm" svg:y1="9.599cm" svg:x2="6.699cm" svg:y2="9.599cm">
                <text:p/>
              </draw:line>
              <draw:line draw:style-name="gr21" draw:text-style-name="P9" draw:layer="layout" svg:x1="6.399cm" svg:y1="9.699cm" svg:x2="6.599cm" svg:y2="9.699cm">
                <text:p/>
              </draw:line>
              <draw:line draw:style-name="gr21" draw:text-style-name="P9" draw:layer="layout" svg:x1="6.299cm" svg:y1="9.399cm" svg:x2="6.699cm" svg:y2="9.399cm">
                <text:p/>
              </draw:line>
              <draw:line draw:style-name="gr21" draw:text-style-name="P9" draw:layer="layout" svg:x1="6.299cm" svg:y1="9.199cm" svg:x2="6.699cm" svg:y2="9.199cm">
                <text:p/>
              </draw:line>
              <draw:line draw:style-name="gr21" draw:text-style-name="P9" draw:layer="layout" svg:x1="6.399cm" svg:y1="9.499cm" svg:x2="6.599cm" svg:y2="9.499cm">
                <text:p/>
              </draw:line>
              <draw:line draw:style-name="gr21" draw:text-style-name="P9" draw:layer="layout" svg:x1="6.399cm" svg:y1="9.299cm" svg:x2="6.599cm" svg:y2="9.299cm">
                <text:p/>
              </draw:line>
              <draw:line draw:style-name="gr21" draw:text-style-name="P9" draw:layer="layout" svg:x1="6.5cm" svg:y1="9.199cm" svg:x2="6.5cm" svg:y2="9.699cm">
                <text:p/>
              </draw:line>
            </draw:g>
            <draw:g xml:id="id24" draw:id="id24">
              <draw:line draw:style-name="gr21" draw:text-style-name="P9" draw:layer="layout" svg:x1="6.299cm" svg:y1="10.399cm" svg:x2="6.699cm" svg:y2="10.399cm">
                <text:p/>
              </draw:line>
              <draw:line draw:style-name="gr21" draw:text-style-name="P9" draw:layer="layout" svg:x1="6.399cm" svg:y1="10.499cm" svg:x2="6.599cm" svg:y2="10.499cm">
                <text:p/>
              </draw:line>
              <draw:line draw:style-name="gr21" draw:text-style-name="P9" draw:layer="layout" svg:x1="6.299cm" svg:y1="10.199cm" svg:x2="6.699cm" svg:y2="10.199cm">
                <text:p/>
              </draw:line>
              <draw:line draw:style-name="gr21" draw:text-style-name="P9" draw:layer="layout" svg:x1="6.299cm" svg:y1="9.999cm" svg:x2="6.699cm" svg:y2="9.999cm">
                <text:p/>
              </draw:line>
              <draw:line draw:style-name="gr21" draw:text-style-name="P9" draw:layer="layout" svg:x1="6.399cm" svg:y1="10.299cm" svg:x2="6.599cm" svg:y2="10.299cm">
                <text:p/>
              </draw:line>
              <draw:line draw:style-name="gr21" draw:text-style-name="P9" draw:layer="layout" svg:x1="6.399cm" svg:y1="10.099cm" svg:x2="6.599cm" svg:y2="10.099cm">
                <text:p/>
              </draw:line>
              <draw:line draw:style-name="gr21" draw:text-style-name="P9" draw:layer="layout" svg:x1="6.5cm" svg:y1="9.999cm" svg:x2="6.5cm" svg:y2="10.499cm">
                <text:p/>
              </draw:line>
            </draw:g>
            <draw:g xml:id="id25" draw:id="id25">
              <draw:line draw:style-name="gr21" draw:text-style-name="P9" draw:layer="layout" svg:x1="6.299cm" svg:y1="11.199cm" svg:x2="6.699cm" svg:y2="11.199cm">
                <text:p/>
              </draw:line>
              <draw:line draw:style-name="gr21" draw:text-style-name="P9" draw:layer="layout" svg:x1="6.399cm" svg:y1="11.299cm" svg:x2="6.599cm" svg:y2="11.299cm">
                <text:p/>
              </draw:line>
              <draw:line draw:style-name="gr21" draw:text-style-name="P9" draw:layer="layout" svg:x1="6.299cm" svg:y1="10.999cm" svg:x2="6.699cm" svg:y2="10.999cm">
                <text:p/>
              </draw:line>
              <draw:line draw:style-name="gr21" draw:text-style-name="P9" draw:layer="layout" svg:x1="6.299cm" svg:y1="10.799cm" svg:x2="6.699cm" svg:y2="10.799cm">
                <text:p/>
              </draw:line>
              <draw:line draw:style-name="gr21" draw:text-style-name="P9" draw:layer="layout" svg:x1="6.399cm" svg:y1="11.099cm" svg:x2="6.599cm" svg:y2="11.099cm">
                <text:p/>
              </draw:line>
              <draw:line draw:style-name="gr21" draw:text-style-name="P9" draw:layer="layout" svg:x1="6.399cm" svg:y1="10.899cm" svg:x2="6.599cm" svg:y2="10.899cm">
                <text:p/>
              </draw:line>
              <draw:line draw:style-name="gr21" draw:text-style-name="P9" draw:layer="layout" svg:x1="6.5cm" svg:y1="10.799cm" svg:x2="6.5cm" svg:y2="11.299cm">
                <text:p/>
              </draw:line>
            </draw:g>
            <draw:connector draw:style-name="gr25" draw:text-style-name="P9" xml:id="id26" draw:id="id26" draw:layer="layout" draw:type="line" svg:x1="6.499cm" svg:y1="9.699cm" svg:x2="6.499cm" svg:y2="9.999cm" draw:start-shape="id23" draw:start-glue-point="2" draw:end-shape="id24" draw:end-glue-point="0" svg:d="M6499 9699v300" svg:viewBox="0 0 1 301">
              <text:p/>
            </draw:connector>
            <draw:connector draw:style-name="gr25" draw:text-style-name="P9" xml:id="id21" draw:id="id21" draw:layer="layout" draw:type="line" svg:x1="6.499cm" svg:y1="8.004cm" svg:x2="6.499cm" svg:y2="9.199cm" draw:start-shape="id13" draw:start-glue-point="2" draw:end-shape="id23" draw:end-glue-point="0" svg:d="M6499 8004v1195" svg:viewBox="0 0 1 1196">
              <text:p/>
            </draw:connector>
            <draw:connector draw:style-name="gr25" draw:text-style-name="P9" xml:id="id27" draw:id="id27" draw:layer="layout" draw:type="line" svg:x1="6.499cm" svg:y1="10.499cm" svg:x2="6.499cm" svg:y2="10.799cm" draw:start-shape="id24" draw:start-glue-point="2" draw:end-shape="id25" draw:end-glue-point="0" svg:d="M6499 10499v300" svg:viewBox="0 0 1 301">
              <text:p/>
            </draw:connector>
            <draw:connector draw:style-name="gr26" draw:text-style-name="P1" draw:layer="layout" draw:line-skew="0.973cm" svg:x1="4.899cm" svg:y1="8.003cm" svg:x2="6.499cm" svg:y2="9.849cm" draw:start-shape="id10" draw:start-glue-point="2" draw:end-shape="id26" draw:end-glue-point="0" svg:d="M4899 8003v1846h1600" svg:viewBox="0 0 1601 1847">
              <text:p/>
            </draw:connector>
            <draw:connector draw:style-name="gr26" draw:text-style-name="P1" draw:layer="layout" draw:line-skew="1.374cm" svg:x1="3.499cm" svg:y1="8.002cm" svg:x2="6.499cm" svg:y2="10.649cm" draw:start-shape="id7" draw:start-glue-point="2" draw:end-shape="id27" draw:end-glue-point="0" svg:d="M3499 8002v2647h3000" svg:viewBox="0 0 3001 2648">
              <text:p/>
            </draw:connector>
            <draw:g>
              <draw:line draw:style-name="gr21" draw:text-style-name="P9" draw:layer="layout" svg:x1="6.299cm" svg:y1="11.599cm" svg:x2="6.699cm" svg:y2="11.599cm">
                <text:p/>
              </draw:line>
              <draw:line draw:style-name="gr21" draw:text-style-name="P9" draw:layer="layout" svg:x1="6.399cm" svg:y1="11.699cm" svg:x2="6.599cm" svg:y2="11.699cm">
                <text:p/>
              </draw:line>
              <draw:line draw:style-name="gr21" draw:text-style-name="P9" draw:layer="layout" svg:x1="6.449cm" svg:y1="11.799cm" svg:x2="6.549cm" svg:y2="11.799cm">
                <text:p/>
              </draw:line>
              <draw:line draw:style-name="gr21" draw:text-style-name="P9" draw:layer="layout" svg:x1="6.499cm" svg:y1="11.399cm" svg:x2="6.499cm" svg:y2="11.799cm">
                <text:p/>
              </draw:line>
            </draw:g>
            <draw:line draw:style-name="gr25" draw:text-style-name="P9" draw:layer="layout" svg:x1="6.5cm" svg:y1="11.299cm" svg:x2="6.499cm" svg:y2="11.4cm">
              <text:p/>
            </draw:line>
            <draw:line draw:style-name="gr31" draw:text-style-name="P9" draw:layer="layout" svg:x1="4.899cm" svg:y1="9cm" svg:x2="5.2cm" svg:y2="9cm">
              <text:p/>
            </draw:line>
            <draw:line draw:style-name="gr31" draw:text-style-name="P9" draw:layer="layout" svg:x1="6.499cm" svg:y1="9cm" svg:x2="5.6cm" svg:y2="9cm">
              <text:p/>
            </draw:line>
            <draw:line draw:style-name="gr21" draw:text-style-name="P9" draw:layer="layout" svg:x1="5.2cm" svg:y1="9cm" svg:x2="5.4cm" svg:y2="8.8cm">
              <text:p/>
            </draw:line>
            <draw:line draw:style-name="gr21" draw:text-style-name="P9" draw:layer="layout" svg:x1="5.4cm" svg:y1="8.8cm" svg:x2="5.6cm" svg:y2="8.8cm">
              <text:p/>
            </draw:line>
            <draw:custom-shape draw:style-name="gr32" draw:text-style-name="P9" draw:layer="layout" svg:width="0.6cm" svg:height="0.6cm" svg:x="5.2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0" draw:text-style-name="P10" draw:layer="layout" svg:width="1.199cm" svg:height="0.425cm" draw:transform="rotate (-0.000872664625997355) translate (5.101cm 8.799cm)">
              <draw:text-box>
                <text:p><text:span text:style-name="T2">J1</text:span></text:p>
              </draw:text-box>
            </draw:frame>
            <draw:frame draw:style-name="gr30" draw:text-style-name="P10" draw:layer="layout" svg:width="1.199cm" svg:height="0.425cm" draw:transform="rotate (-0.000872664625997355) translate (6.801cm 9.201cm)">
              <draw:text-box>
                <text:p><text:span text:style-name="T2">S3</text:span></text:p>
              </draw:text-box>
            </draw:frame>
            <draw:frame draw:style-name="gr30" draw:text-style-name="P10" draw:layer="layout" svg:width="1.199cm" svg:height="0.425cm" draw:transform="rotate (-0.000872664625997355) translate (6.801cm 10.002cm)">
              <draw:text-box>
                <text:p><text:span text:style-name="T2">S2</text:span></text:p>
              </draw:text-box>
            </draw:frame>
            <draw:frame draw:style-name="gr30" draw:text-style-name="P10" draw:layer="layout" svg:width="1.199cm" svg:height="0.425cm" draw:transform="rotate (-0.000872664625997355) translate (6.801cm 10.803cm)">
              <draw:text-box>
                <text:p><text:span text:style-name="T2">S1</text:span></text:p>
              </draw:text-box>
            </draw:frame>
            <draw:frame draw:style-name="gr33" draw:text-style-name="P11" draw:layer="layout" svg:width="0.799cm" svg:height="0.526cm" draw:transform="rotate (-0.000872664625997355) translate (6.501cm 8.802cm)">
              <draw:text-box>
                <text:p><text:span text:style-name="T3">+</text:span></text:p>
              </draw:text-box>
            </draw:frame>
            <draw:frame draw:style-name="gr33" draw:text-style-name="P11" draw:layer="layout" svg:width="0.799cm" svg:height="0.526cm" draw:transform="rotate (-0.000872664625997355) translate (6.501cm 9.703cm)">
              <draw:text-box>
                <text:p><text:span text:style-name="T3">+</text:span></text:p>
              </draw:text-box>
            </draw:frame>
            <draw:frame draw:style-name="gr33" draw:text-style-name="P11" draw:layer="layout" svg:width="0.799cm" svg:height="0.526cm" draw:transform="rotate (-0.000872664625997355) translate (6.501cm 10.504cm)">
              <draw:text-box>
                <text:p><text:span text:style-name="T3">+</text:span></text:p>
              </draw:text-box>
            </draw:frame>
            <draw:frame draw:style-name="gr33" draw:text-style-name="P12" draw:layer="layout" svg:width="0.799cm" svg:height="0.526cm" draw:transform="rotate (-0.000872664625997355) translate (5.901cm 9.403cm)">
              <draw:text-box>
                <text:p><text:span text:style-name="T4">-</text:span></text:p>
              </draw:text-box>
            </draw:frame>
            <draw:frame draw:style-name="gr33" draw:text-style-name="P12" draw:layer="layout" svg:width="0.799cm" svg:height="0.526cm" draw:transform="rotate (-0.000872664625997355) translate (5.901cm 10.204cm)">
              <draw:text-box>
                <text:p><text:span text:style-name="T4">-</text:span></text:p>
              </draw:text-box>
            </draw:frame>
            <draw:frame draw:style-name="gr33" draw:text-style-name="P12" draw:layer="layout" svg:width="0.799cm" svg:height="0.526cm" draw:transform="rotate (-0.000872664625997355) translate (5.901cm 11.005cm)">
              <draw:text-box>
                <text:p><text:span text:style-name="T4">-</text:span></text:p>
              </draw:text-box>
            </draw:frame>
          </draw:g>
        </draw:g>
        <presentation:notes draw:style-name="dp2">
          <draw:page-thumbnail draw:style-name="gr34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5:16:03.821000000</meta:creation-date>
    <dc:date>2018-01-23T21:28:30.806000000</dc:date>
    <meta:editing-duration>PT1H4M35S</meta:editing-duration>
    <meta:editing-cycles>19</meta:editing-cycles>
    <meta:generator>LibreOffice/5.1.5.2$Windows_x86 LibreOffice_project/7a864d8825610a8c07cfc3bc01dd4fce6a9447e5</meta:generator>
    <meta:print-date>2018-01-22T20:20:05.816000000</meta:print-date>
    <meta:document-statistic meta:object-count="235"/>
  </office:meta>
</office:document-meta>
</file>